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C4D0F5C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11.197cm" svg:x="0cm" svg:y="0cm">
          <draw:image xlink:href="Pictures/10000001000004DA000008A0C4D0F5C5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7.618cm" svg:viewBox="0 0 6887 5183" draw:points="70,5136 0,701 6817,0 6887,5183">
          <text:p text:style-name="P2"><text:span text:style-name="T1">Vertiefe</text:span></text:p>
          <text:p text:style-name="P2"><text:span text:style-name="T1">dein</text:span></text:p>
          <text:p text:style-name="P2"><text:span text:style-name="T1">Wiss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3M54S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7T11:14:33.878226566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